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text-properties fo:font-size="14pt" style:font-size-asian="14pt" style:font-size-complex="14pt" style:rfc-language-tag="es-ES_tradnl" fo:language="es"/>
    </style:style>
    <style:style style:name="P32" style:parent-style-name="Standard" style:list-style-name="LFO6" style:family="paragraph">
      <style:paragraph-properties fo:margin-bottom="0.0833in"/>
      <style:text-properties fo:font-weight="bold" style:font-weight-asian="bold" style:font-weight-complex="bold" fo:language="es" fo:country="ES"/>
    </style:style>
    <style:style style:name="P33" style:parent-style-name="Standard" style:family="paragraph">
      <style:paragraph-properties fo:margin-bottom="0.0833in" fo:margin-left="0.5in">
        <style:tab-stops/>
      </style:paragraph-properties>
      <style:text-properties fo:language="es" fo:country="ES"/>
    </style:style>
    <style:style style:name="P34" style:parent-style-name="Standard" style:family="paragraph">
      <style:paragraph-properties fo:margin-bottom="0.0833in" fo:margin-left="0.5in">
        <style:tab-stops/>
      </style:paragraph-properties>
      <style:text-properties fo:language="es" fo:country="ES"/>
    </style:style>
    <style:style style:name="P35" style:parent-style-name="Standard" style:list-style-name="LFO7" style:family="paragraph">
      <style:paragraph-properties fo:margin-bottom="0.0833in"/>
      <style:text-properties fo:language="es" fo:country="ES"/>
    </style:style>
    <style:style style:name="P36" style:parent-style-name="Standard" style:list-style-name="LFO7" style:family="paragraph">
      <style:paragraph-properties fo:margin-bottom="0.0833in"/>
      <style:text-properties fo:language="es" fo:country="ES"/>
    </style:style>
    <style:style style:name="P37" style:parent-style-name="Standard" style:list-style-name="LFO7" style:family="paragraph">
      <style:paragraph-properties fo:margin-bottom="0.0833in"/>
      <style:text-properties fo:language="es" fo:country="ES"/>
    </style:style>
    <style:style style:name="P38" style:parent-style-name="Standard" style:list-style-name="LFO7" style:family="paragraph">
      <style:paragraph-properties fo:margin-bottom="0.0833in"/>
      <style:text-properties fo:language="es" fo:country="ES"/>
    </style:style>
    <style:style style:name="P39" style:parent-style-name="Standard" style:family="paragraph">
      <style:paragraph-properties fo:margin-bottom="0.0833in" fo:margin-left="0.5in">
        <style:tab-stops/>
      </style:paragraph-properties>
      <style:text-properties fo:language="es" fo:country="ES"/>
    </style:style>
    <style:style style:name="P40" style:parent-style-name="Standard" style:list-style-name="LFO6" style:family="paragraph">
      <style:paragraph-properties fo:margin-bottom="0.0833in"/>
      <style:text-properties fo:font-weight="bold" style:font-weight-asian="bold" style:font-weight-complex="bold" fo:language="es" fo:country="ES"/>
    </style:style>
    <style:style style:name="P41" style:parent-style-name="Standard" style:family="paragraph">
      <style:paragraph-properties fo:margin-bottom="0.0833in" fo:margin-left="0.5in">
        <style:tab-stops/>
      </style:paragraph-properties>
      <style:text-properties fo:language="es" fo:country="ES"/>
    </style:style>
    <style:style style:name="P42" style:parent-style-name="Standard" style:list-style-name="LFO6" style:family="paragraph">
      <style:paragraph-properties fo:margin-bottom="0.0833in"/>
      <style:text-properties fo:font-weight="bold" style:font-weight-asian="bold" style:font-weight-complex="bold" fo:language="es" fo:country="ES"/>
    </style:style>
    <style:style style:name="P43" style:parent-style-name="Standard" style:family="paragraph">
      <style:paragraph-properties fo:margin-bottom="0.0833in" fo:margin-left="0.5in">
        <style:tab-stops/>
      </style:paragraph-properties>
      <style:text-properties fo:language="es" fo:country="ES"/>
    </style:style>
    <style:style style:name="P44" style:parent-style-name="Standard" style:list-style-name="LFO9" style:family="paragraph">
      <style:paragraph-properties fo:margin-bottom="0.0833in"/>
      <style:text-properties fo:language="es" fo:country="ES"/>
    </style:style>
    <style:style style:name="P45" style:parent-style-name="Standard" style:list-style-name="LFO9" style:family="paragraph">
      <style:paragraph-properties fo:margin-bottom="0.0833in"/>
      <style:text-properties fo:language="es" fo:country="ES"/>
    </style:style>
    <style:style style:name="P46" style:parent-style-name="Standard" style:list-style-name="LFO9" style:family="paragraph">
      <style:paragraph-properties fo:margin-bottom="0.0833in"/>
      <style:text-properties fo:language="es" fo:country="ES"/>
    </style:style>
    <style:style style:name="P47" style:parent-style-name="Standard" style:family="paragraph">
      <style:paragraph-properties fo:margin-bottom="0.0833in" fo:margin-left="0.75in">
        <style:tab-stops/>
      </style:paragraph-properties>
      <style:text-properties fo:language="es" fo:country="ES"/>
    </style:style>
    <style:style style:name="P48" style:parent-style-name="Standard" style:family="paragraph">
      <style:paragraph-properties fo:margin-bottom="0.0833in" fo:margin-left="0.75in">
        <style:tab-stops/>
      </style:paragraph-properties>
      <style:text-properties fo:language="es" fo:country="ES"/>
    </style:style>
    <style:style style:name="P49" style:parent-style-name="Standard" style:list-style-name="LFO10" style:family="paragraph">
      <style:paragraph-properties fo:margin-bottom="0.0833in"/>
      <style:text-properties fo:language="es" fo:country="ES"/>
    </style:style>
    <style:style style:name="P50" style:parent-style-name="Standard" style:list-style-name="LFO10" style:family="paragraph">
      <style:paragraph-properties fo:margin-bottom="0.0833in"/>
      <style:text-properties fo:language="es" fo:country="ES"/>
    </style:style>
    <style:style style:name="P51" style:parent-style-name="Standard" style:list-style-name="LFO10" style:family="paragraph">
      <style:paragraph-properties fo:margin-bottom="0.0833in"/>
      <style:text-properties fo:language="es" fo:country="ES"/>
    </style:style>
    <style:style style:name="P52" style:parent-style-name="Standard" style:list-style-name="LFO10" style:family="paragraph">
      <style:paragraph-properties fo:margin-bottom="0.0833in"/>
      <style:text-properties fo:language="es" fo:country="ES"/>
    </style:style>
    <style:style style:name="P53" style:parent-style-name="Standard" style:list-style-name="LFO10" style:family="paragraph">
      <style:paragraph-properties fo:margin-bottom="0.0833in"/>
      <style:text-properties fo:language="es" fo:country="ES"/>
    </style:style>
    <style:style style:name="P54" style:parent-style-name="Standard" style:list-style-name="LFO6" style:family="paragraph">
      <style:paragraph-properties fo:margin-bottom="0.0833in"/>
      <style:text-properties fo:font-weight="bold" style:font-weight-asian="bold" style:font-weight-complex="bold" fo:language="es" fo:country="ES"/>
    </style:style>
    <style:style style:name="P55" style:parent-style-name="Standard" style:family="paragraph">
      <style:paragraph-properties fo:margin-bottom="0.0833in" fo:margin-left="0.5in">
        <style:tab-stops/>
      </style:paragraph-properties>
      <style:text-properties fo:language="es" fo:country="ES"/>
    </style:style>
    <style:style style:name="P56" style:parent-style-name="Standard" style:list-style-name="LFO6" style:family="paragraph">
      <style:paragraph-properties fo:margin-bottom="0.0833in"/>
      <style:text-properties fo:font-weight="bold" style:font-weight-asian="bold" style:font-weight-complex="bold" fo:language="es" fo:country="ES"/>
    </style:style>
    <style:style style:name="P57" style:parent-style-name="Standard" style:family="paragraph">
      <style:paragraph-properties fo:margin-bottom="0.0833in" fo:margin-left="0.5in">
        <style:tab-stops/>
      </style:paragraph-properties>
      <style:text-properties fo:language="es" fo:country="ES"/>
    </style:style>
    <style:style style:name="P58" style:parent-style-name="Standard" style:list-style-name="LFO6" style:family="paragraph">
      <style:paragraph-properties fo:margin-bottom="0.0833in"/>
      <style:text-properties fo:font-weight="bold" style:font-weight-asian="bold" style:font-weight-complex="bold" fo:language="es" fo:country="ES"/>
    </style:style>
    <style:style style:name="P59"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60" style:parent-style-name="Standard" style:list-style-name="LFO6" style:family="paragraph">
      <style:paragraph-properties fo:margin-bottom="0.0833in"/>
      <style:text-properties fo:font-weight="bold" style:font-weight-asian="bold" style:font-weight-complex="bold" fo:language="es" fo:country="ES"/>
    </style:style>
    <style:style style:name="P61" style:parent-style-name="Standard" style:list-style-name="LFO6" style:family="paragraph">
      <style:paragraph-properties fo:margin-bottom="0.0833in"/>
      <style:text-properties fo:language="es" fo:country="ES"/>
    </style:style>
    <style:style style:name="P62" style:parent-style-name="Standard" style:list-style-name="LFO6" style:family="paragraph">
      <style:paragraph-properties fo:margin-bottom="0.0833in"/>
      <style:text-properties fo:language="es" fo:country="ES"/>
    </style:style>
    <style:style style:name="P63" style:parent-style-name="Standard" style:list-style-name="LFO6" style:family="paragraph">
      <style:paragraph-properties fo:margin-bottom="0.0833in"/>
      <style:text-properties fo:language="es" fo:country="ES"/>
    </style:style>
    <style:style style:name="P64" style:parent-style-name="Standard" style:list-style-name="LFO6" style:family="paragraph">
      <style:paragraph-properties fo:margin-bottom="0.0833in"/>
      <style:text-properties fo:language="es" fo:country="ES"/>
    </style:style>
    <style:style style:name="P65" style:parent-style-name="Standard" style:list-style-name="LFO6" style:family="paragraph">
      <style:paragraph-properties fo:margin-bottom="0.0833in"/>
      <style:text-properties fo:language="es" fo:country="ES"/>
    </style:style>
    <style:style style:name="P66" style:parent-style-name="Standard" style:list-style-name="LFO6" style:family="paragraph">
      <style:paragraph-properties fo:margin-bottom="0.0833in"/>
    </style:style>
    <style:style style:name="T67" style:parent-style-name="Fuentedepárrafopredeter." style:family="text">
      <style:text-properties fo:language="es" fo:country="ES"/>
    </style:style>
  </office:automatic-styles>
  <office:body>
    <office:text text:use-soft-page-breaks="true">
      <text:p text:style-name="P1">Busca en Internet información sobre estas cuestiones:</text:p>
      <text:list text:style-name="LFO6" text:continue-numbering="true">
        <text:list-item>
          <text:p text:style-name="P32">¿Qué es el conocimiento categórico y dónde se aplicaría?</text:p>
        </text:list-item>
      </text:list>
      <text:p text:style-name="P33">El conocimiento categórico es cuando el conocimiento o información se clasifica en grupos concretos basado en<text:s/>similitudes o características compartidas. Esto facilita la comprensión y el análisis de la información al organizarla en categorías.<text:s/></text:p>
      <text:p text:style-name="P34">Se puede aplicar en multitud de campos y situaciones, por ejemplo:</text:p>
      <text:list text:style-name="LFO7" text:continue-numbering="true">
        <text:list-item>
          <text:p text:style-name="P35">Medicina: El conocimiento categórico se utiliza para clasificar enfermedades, síntomas, tratamientos que sirven posteriormente para facilitar el diagnóstico y ajustar el tratamiento.</text:p>
        </text:list-item>
        <text:list-item>
          <text:p text:style-name="P36">Educación: El conocimiento categórico se utiliza para organizar el contenido del plan de estudios en temas específicos.</text:p>
        </text:list-item>
        <text:list-item>
          <text:p text:style-name="P37">Marketing y Negocios: El conocimiento categórico se utiliza para segmentar el mercado en grupos demográficos, psicográficos o conductuales, lo que permite a las empresas diseñar estrategias de marketing más efectivas.</text:p>
        </text:list-item>
        <text:list-item>
          <text:p text:style-name="P38">Tecnología y Ciencia: En los diversos campos de la ciencia, como la biología, química, física o informática, el conocimiento categórico se emplea para clasificar y organizar datos, teorías o conceptos. Lo que permite una más fácil comprensión y el desarrollo de nuevas tecnologías.<text:s/></text:p>
        </text:list-item>
      </text:list>
      <text:p text:style-name="P39">En resumen el conocimiento categórico se puede aplicar en multitudes de ámbitos del conocimiento.</text:p>
      <text:list text:style-name="LFO6" text:continue-numbering="true">
        <text:list-item>
          <text:p text:style-name="P40">¿Se puede mejorar el conocimiento categórico? Razona tu respuesta.</text:p>
        </text:list-item>
      </text:list>
      <text:p text:style-name="P41">Personalmente creo que el conocimiento categórico si es mejorable, debido a que todo conocimiento se puede mejorar a través de varias técnicas a aplicar, al estar casi todos los ámbitos del conocimiento en constante evolución una mejora seria el mantener el conocimiento en constante evolución, actualizándolo. También aplicar tecnologías novedosas como el aprendizaje automático o la inteligencia artificial permite mejorar el conocimiento categórico ya que al procesar grandes cantidades de datos permiten identificar patrones y conexiones que de otro modo podrían haberse pasado por alto.<text:s/></text:p>
      <text:list text:style-name="LFO6" text:continue-numbering="true">
        <text:list-item>
          <text:p text:style-name="P42">¿Qué es el conocimiento con incertidumbre y dónde se aplicaría?</text:p>
        </text:list-item>
      </text:list>
      <text:p text:style-name="P43">El conocimiento con incertidumbre es aquel conocimiento que no puede ser afirmado con absoluta seguridad debido a factores como la falta de datos completos, la variabilidad en la calidad de la información, la presencia de errores o la impredecibilidad de ciertos eventos. Dentro del conocimiento con incertidumbre se pueden distinguir distintos casos o tipos:</text:p>
      <text:list text:style-name="LFO9" text:continue-numbering="true">
        <text:list-item>
          <text:p text:style-name="P44">Probabilístico: Esta basado en analizar las probabilidades de que un evento o situación ocurra.</text:p>
        </text:list-item>
        <text:list-item>
          <text:p text:style-name="P45">Incompleto: No tiene todas las respuestas ni información completa sobre un tema.</text:p>
        </text:list-item>
        <text:list-item>
          <text:p text:style-name="P46">Sujeto a revisión: Puede cambiar con el tiempo a medida que se adquiere nueva información o se modifican las condiciones.</text:p>
        </text:list-item>
      </text:list>
      <text:p text:style-name="P47"/>
      <text:p text:style-name="P48">La aplicación del conocimiento con incertidumbre se da en muchas áreas:</text:p>
      <text:list text:style-name="LFO10" text:continue-numbering="true">
        <text:list-item>
          <text:p text:style-name="P49">Aprendizaje automático: Ya que se utiliza para entrenar sistemas de IA para que aprendan a manejar la incertidumbre y tomar decisiones en condiciones de información incompleta.</text:p>
        </text:list-item>
        <text:list-item>
          <text:p text:style-name="P50">Análisis de riesgos: Permite evaluar la probabilidad de que ocurran eventos no deseados y tomar medida para mitigarlos.</text:p>
        </text:list-item>
        <text:list-item>
          <text:p text:style-name="P51">Resolución de problemas: Facilita la identificación de soluciones probables a problemas complejos.</text:p>
        </text:list-item>
        <text:list-item>
          <text:p text:style-name="P52">Predicción: Ayuda a estimar la probabilidad de que un evento ocurra.</text:p>
        </text:list-item>
        <text:list-item>
          <text:p text:style-name="P53">Toma de decisiones: Permite tomar decisiones informadas, incluso cuando no hay total certeza sobre el resultado.</text:p>
        </text:list-item>
      </text:list>
      <text:list text:style-name="LFO6" text:continue-numbering="true">
        <text:list-item>
          <text:p text:style-name="P54">¿Se puede mejorar el conocimiento con incertidumbre? Razona tu respuesta.</text:p>
        </text:list-item>
      </text:list>
      <text:p text:style-name="P55">El conocimiento con incertidumbre es susceptible de ser mejorado. Principalmente si se logra recopilar mas datos se logra que la incertidumbre se reduzca, además de aumentar la cantidad de datos recopilados si estos datos son de mejor calidad también se consigue reducir la incertidumbre. Otros aspectos que pueden mejorar el conocimiento con incertidumbre es el uso de mejores modelos y algoritmos para saber como manejar y reducir dicha incertidumbre, también por medio del aprendizaje, la experiencia o la colaboración entre expertos de distintos campos pueden ayudar a reducir la incertidumbre al abordarla desde diferentes perspectivas.</text:p>
      <text:list text:style-name="LFO6" text:continue-numbering="true">
        <text:list-item>
          <text:p text:style-name="P56">¿En qué se diferencia el grado de creencia con el grado de verdad?</text:p>
        </text:list-item>
      </text:list>
      <text:p text:style-name="P57">El grado de creencia se refiere a cuanto cree un individuo que una afirmación es verdadera. Este grado puede variar de un individuo a otro y puede cambiar con el tiempo a medida que se obtiene nueva información. Por otro lado el grado de verdad se refiere a la medida en que una afirmación corresponde a la realidad, es decir no depende de la perspectiva individual, una afirmación se considera verdadera si corresponde a los hechos y es falsa si no lo hace.</text:p>
      <text:list text:style-name="LFO6" text:continue-numbering="true">
        <text:list-item>
          <text:p text:style-name="P58">¿Qué diferencia y similitud hay entre la teoría de la evidencia y la<text:s/>teoría de la posibilidad?</text:p>
        </text:list-item>
      </text:list>
      <text:p text:style-name="P59"/>
      <text:list text:style-name="LFO6" text:continue-numbering="true">
        <text:list-item>
          <text:p text:style-name="P60">Busca implementaciones sencillas de razonamiento lógico y con incertidumbre en dos o tres de los siguientes lenguajes, con el fin de comprobar cómo afrontan la certidumbre y la incertidumbre:</text:p>
          <text:list text:continue-numbering="true">
            <text:list-item>
              <text:p text:style-name="P61">Python.</text:p>
            </text:list-item>
            <text:list-item>
              <text:p text:style-name="P62">Prolog.</text:p>
            </text:list-item>
            <text:list-item>
              <text:p text:style-name="P63">Lisp.</text:p>
            </text:list-item>
            <text:list-item>
              <text:p text:style-name="P64">Java.</text:p>
            </text:list-item>
            <text:list-item>
              <text:p text:style-name="P65">Ruby.</text:p>
            </text:list-item>
            <text:list-item>
              <text:p text:style-name="P66"><text:span text:style-name="T67">C++.</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4.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2-09T00:39:00Z</dc:date>
    <meta:print-date>2021-11-03T13:31:00Z</meta:print-date>
    <meta:template xlink:href="Normal.dotm" xlink:type="simple"/>
    <meta:editing-cycles>29</meta:editing-cycles>
    <meta:editing-duration>PT4800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9" meta:word-count="758" meta:character-count="4919" meta:row-count="34" meta:non-whitespace-character-count="4170"/>
  </office:meta>
</office:document-meta>
</file>